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Heading_20_1">
      <style:text-properties officeooo:rsid="00040192"/>
    </style:style>
    <style:style style:name="P3" style:family="paragraph" style:parent-style-name="code">
      <style:text-properties officeooo:paragraph-rsid="00086e9c"/>
    </style:style>
    <style:style style:name="P4" style:family="paragraph" style:parent-style-name="Heading_20_3">
      <style:text-properties officeooo:paragraph-rsid="00086e9c"/>
    </style:style>
    <style:style style:name="P5" style:family="paragraph" style:parent-style-name="Text_20_body">
      <style:text-properties officeooo:paragraph-rsid="00086e9c"/>
    </style:style>
    <style:style style:name="P6" style:family="paragraph" style:parent-style-name="Heading_20_2">
      <style:text-properties officeooo:paragraph-rsid="00086e9c"/>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text-properties style:font-name="Courier New1" officeooo:paragraph-rsid="00086e9c" style:font-name-complex="Courier New1"/>
    </style:style>
    <style:style style:name="P9" style:family="paragraph" style:parent-style-name="Standard">
      <style:text-properties style:font-name="Courier New1" fo:font-weight="normal" officeooo:paragraph-rsid="00086e9c" style:font-weight-asian="normal" style:font-name-complex="Courier New1" style:font-weight-complex="normal"/>
    </style:style>
    <style:style style:name="P10" style:family="paragraph" style:parent-style-name="Standard" style:list-style-name="L1">
      <style:text-properties officeooo:paragraph-rsid="00086e9c"/>
    </style:style>
    <style:style style:name="P11" style:family="paragraph" style:parent-style-name="Standard">
      <style:text-properties fo:color="#000000" style:font-name="Courier New1" fo:font-size="11pt" officeooo:paragraph-rsid="00086e9c" style:font-size-asian="11pt" style:font-name-complex="Courier New1" style:font-size-complex="11pt" style:font-weight-complex="bold"/>
    </style:style>
    <style:style style:name="P12" style:family="paragraph" style:parent-style-name="Standard" style:list-style-name="L4">
      <style:text-properties officeooo:paragraph-rsid="00086e9c"/>
    </style:style>
    <style:style style:name="P13" style:family="paragraph" style:parent-style-name="Standard" style:list-style-name="L5">
      <style:text-properties officeooo:paragraph-rsid="00086e9c"/>
    </style:style>
    <style:style style:name="P14" style:family="paragraph" style:parent-style-name="Standard">
      <style:text-properties officeooo:paragraph-rsid="00086e9c"/>
    </style:style>
    <style:style style:name="P15" style:family="paragraph" style:parent-style-name="Standard">
      <style:text-properties fo:font-weight="normal" officeooo:paragraph-rsid="00086e9c" style:font-weight-asian="normal" style:font-weight-complex="normal"/>
    </style:style>
    <style:style style:name="P16" style:family="paragraph" style:parent-style-name="Standard">
      <style:paragraph-properties fo:margin-left="2.501cm" fo:margin-right="0cm" fo:text-indent="0cm" style:auto-text-indent="false"/>
      <style:text-properties officeooo:paragraph-rsid="00086e9c"/>
    </style:style>
    <style:style style:name="P17" style:family="paragraph" style:parent-style-name="Standard">
      <style:paragraph-properties fo:margin-left="3.752cm" fo:margin-right="0cm" fo:text-indent="0cm" style:auto-text-indent="false"/>
      <style:text-properties officeooo:paragraph-rsid="00086e9c"/>
    </style:style>
    <style:style style:name="P18" style:family="paragraph" style:parent-style-name="Standard">
      <style:paragraph-properties fo:margin-left="1.251cm" fo:margin-right="0cm" fo:text-indent="0cm" style:auto-text-indent="false"/>
      <style:text-properties officeooo:paragraph-rsid="00086e9c"/>
    </style:style>
    <style:style style:name="P19" style:family="paragraph" style:parent-style-name="Standard">
      <style:paragraph-properties fo:background-color="transparent" fo:padding="0cm" fo:border="none" style:shadow="none" style:join-border="false">
        <style:background-image/>
      </style:paragraph-properties>
      <style:text-properties style:font-name="Courier New1" officeooo:paragraph-rsid="00086e9c" style:font-name-complex="Courier New1"/>
    </style:style>
    <style:style style:name="P20" style:family="paragraph" style:parent-style-name="Standard">
      <style:paragraph-properties fo:background-color="transparent" fo:padding="0cm" fo:border="none" style:shadow="none" style:join-border="false">
        <style:background-image/>
      </style:paragraph-properties>
      <style:text-properties officeooo:paragraph-rsid="00086e9c"/>
    </style:style>
    <style:style style:name="P21" style:family="paragraph" style:parent-style-name="Standard">
      <style:paragraph-properties fo:padding="0cm" fo:border="none" style:shadow="none" style:join-border="false"/>
      <style:text-properties officeooo:paragraph-rsid="00086e9c"/>
    </style:style>
    <style:style style:name="P22" style:family="paragraph" style:parent-style-name="Standard">
      <style:paragraph-properties fo:margin-left="0cm" fo:margin-right="0cm" fo:text-indent="0cm" style:auto-text-indent="false"/>
      <style:text-properties officeooo:paragraph-rsid="00086e9c"/>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tyle="normal" officeooo:rsid="00060f66" style:font-style-asian="normal" style:font-style-complex="normal"/>
    </style:style>
    <style:style style:name="T2" style:family="text">
      <style:text-properties fo:font-style="normal" officeooo:rsid="00086e9c" style:font-style-asian="normal" style:font-style-complex="normal"/>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1" fo:font-style="normal" officeooo:rsid="00060f66" style:font-style-asian="normal" style:font-name-complex="Courier New1" style:font-style-complex="normal"/>
    </style:style>
    <style:style style:name="T7" style:family="text">
      <style:text-properties style:font-name="Courier New1" fo:font-style="normal" fo:font-weight="normal" officeooo:rsid="00060f66" style:font-style-asian="normal" style:font-weight-asian="normal" style:font-name-complex="Courier New1" style:font-style-complex="normal" style:font-weight-complex="normal"/>
    </style:style>
    <style:style style:name="T8" style:family="text">
      <style:text-properties officeooo:rsid="00086e9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fo:color="#0000ff" fo:language="en" fo:country="US"/>
    </style:style>
    <style:style style:name="T12" style:family="text">
      <style:text-properties fo:language="en" fo:country="US"/>
    </style:style>
    <style:style style:name="T13" style:family="text">
      <style:text-properties fo:language="en" fo:country="US" style:text-underline-style="none"/>
    </style:style>
    <style:style style:name="T14" style:family="text">
      <style:text-properties fo:color="#ff0000"/>
    </style:style>
    <style:style style:name="T15" style:family="text">
      <style:text-properties fo:color="#ff0000" fo:language="en" fo:country="US"/>
    </style:style>
    <style:style style:name="T16" style:family="text">
      <style:text-properties fo:language="de" fo:country="AT"/>
    </style:style>
    <style:style style:name="T17" style:family="text">
      <style:text-properties fo:language="de" fo:country="AT" style:text-underline-style="none"/>
    </style:style>
    <style:style style:name="T18" style:family="text">
      <style:text-properties style:text-position="-33% 80%" fo:font-style="normal" officeooo:rsid="00060f66" style:font-style-asian="normal" style:font-style-complex="normal"/>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7"><text:a xlink:type="simple" xlink:href="#__RefHeading__15332_1958085737" text:style-name="Internet_20_link" text:visited-style-name="Internet_20_link">1. </text:a>Arrays und Funktionen<text:tab/>1</text:p>
          <text:p text:style-name="P23"><text:a xlink:type="simple" xlink:href="#__RefHeading__7365_910174129" text:style-name="Internet_20_link" text:visited-style-name="Internet_20_link">1.1. </text:a>Aufgabe: Skriptum&amp;Fragen<text:tab/>1</text:p>
          <text:p text:style-name="P23"><text:a xlink:type="simple" xlink:href="#__RefHeading__28572_735908501" text:style-name="Internet_20_link" text:visited-style-name="Internet_20_link">1.2. </text:a>int-Array<text:tab/>1</text:p>
          <text:p text:style-name="P1"><text:a xlink:type="simple" xlink:href="#__RefHeading__5941_1768669145" text:style-name="Internet_20_link" text:visited-style-name="Internet_20_link">1.2.1. </text:a>lotto<text:tab/>2</text:p>
          <text:p text:style-name="P1"><text:a xlink:type="simple" xlink:href="#__RefHeading__28574_735908501" text:style-name="Internet_20_link" text:visited-style-name="Internet_20_link">1.2.2. </text:a>geburtstag<text:tab/>2</text:p>
          <text:p text:style-name="P1"><text:a xlink:type="simple" xlink:href="#__RefHeading__7915_459630661" text:style-name="Internet_20_link" text:visited-style-name="Internet_20_link">1.2.3. </text:a>sort<text:tab/>2</text:p>
          <text:p text:style-name="P23"><text:a xlink:type="simple" xlink:href="#__RefHeading__7372_910174129" text:style-name="Internet_20_link" text:visited-style-name="Internet_20_link">1.3. </text:a>Texte/Strings<text:tab/>3</text:p>
          <text:p text:style-name="P1"><text:a xlink:type="simple" xlink:href="#__RefHeading__7883_459630661" text:style-name="Internet_20_link" text:visited-style-name="Internet_20_link">1.3.1. </text:a>*getPasswd<text:tab/>3</text:p>
          <text:p text:style-name="P1"><text:a xlink:type="simple" xlink:href="#__RefHeading__7895_459630661" text:style-name="Internet_20_link" text:visited-style-name="Internet_20_link">1.3.2. </text:a>caesar<text:tab/>3</text:p>
          <text:p text:style-name="P23"><text:a xlink:type="simple" xlink:href="#__RefHeading__7377_910174129" text:style-name="Internet_20_link" text:visited-style-name="Internet_20_link">1.4. </text:a>Zweidimensionale Arrays<text:tab/>4</text:p>
          <text:p text:style-name="P1"><text:a xlink:type="simple" xlink:href="#__RefHeading__6128_244156389" text:style-name="Internet_20_link" text:visited-style-name="Internet_20_link">1.4.1. </text:a>MatrixMul<text:tab/>4</text:p>
        </text:index-body>
      </text:table-of-content>
      <text:h text:style-name="P2" text:outline-level="1" text:restart-numbering="true" text:start-value="-1"><text:bookmark-start text:name="__RefHeading__15332_1958085737"/>Arrays und Funktionen<text:bookmark-end text:name="__RefHeading__15332_1958085737"/></text:h>
      <text:h text:style-name="P6" text:outline-level="2"><text:bookmark-start text:name="__RefHeading__7365_910174129"/>Aufgabe: Skriptum&amp;Fragen<text:bookmark-end text:name="__RefHeading__7365_910174129"/></text:h>
      <text:p text:style-name="P14"><text:span text:style-name="T5">Lesen</text:span> Sie aus <text:s/><text:span text:style-name="T5">03-c-grundlagen/01-lernen/c-grundlagen.odt </text:span>bis zum Ende (insbes. die Kapitel Array, Texte/Strings und Zweidim. Arrays)beantworten Sie die folgenden <text:span text:style-name="T5">Fragen</text:span>:<text:line-break/></text:p>
      <text:list xml:id="list6350082881748961800" text:style-name="L1">
        <text:list-item>
          <text:p text:style-name="P10"><text:span text:style-name="T5">Tausche</text:span>: Beschreiben Sie (umgangsprachlich) den folgenden Algorithmus:<text:line-break/>Bestimme die Stelle des Maximums in einem int-Array und <text:line-break/>vertausche dieses Arrayelement mit dem letzen Arrayelement.</text:p>
        </text:list-item>
        <text:list-item>
          <text:p text:style-name="P10"><text:span text:style-name="T5">Sortieren</text:span>: Erstellen Sie auf einem leeren Blatt Papier ein C Programm, um ein int-Array zu sortieren. <text:line-break/>Hinweis: Programmablaufplan: sortieren</text:p>
        </text:list-item>
      </text:list>
      <text:p text:style-name="P16">fertig= false</text:p>
      <text:p text:style-name="P16">while fertig==false</text:p>
      <text:p text:style-name="P17">fertig=true</text:p>
      <text:p text:style-name="P17">über alle Arrayelement</text:p>
      <text:p text:style-name="P17"><text:tab/>wenn vorgänger kleiner als nachfolger</text:p>
      <text:p text:style-name="P17"><text:tab/><text:tab/>tausche die beiden</text:p>
      <text:p text:style-name="P17"><text:s text:c="20"/>fertig= false</text:p>
      <text:p text:style-name="P18"/>
      <text:p text:style-name="P14"/>
      <text:h text:style-name="P6" text:outline-level="2"><text:bookmark-start text:name="__RefHeading__28572_735908501"/>int-Array<text:bookmark-end text:name="__RefHeading__28572_735908501"/></text:h>
      <text:p text:style-name="P14">Hinweis: Zufallszahlen in C</text:p>
      <text:p text:style-name="P3">#include &lt;stdlib.h&gt;</text:p>
      <text:p text:style-name="P3">#include &lt;stdio.h&gt;</text:p>
      <text:p text:style-name="P3">#include &lt;time.h&gt;</text:p>
      <text:p text:style-name="P3"/>
      <text:p text:style-name="P3">....</text:p>
      <text:p text:style-name="P3">int arr[10];</text:p>
      <text:p text:style-name="P3">int i;</text:p>
      <text:p text:style-name="P3"/>
      <text:p text:style-name="P3">srand(time(NULL)); //für immer neue Zufallszahlen</text:p>
      <text:p text:style-name="P3">for (i=0; i &lt; 10; i++){</text:p>
      <text:p text:style-name="P3"><text:s text:c="3"/><text:span text:style-name="T3">arr[i]= rand()%45 + 1; // 1 .. 45</text:span></text:p>
      <text:p text:style-name="P3">}</text:p>
      <text:p text:style-name="P19"/>
      <text:p text:style-name="P19"/>
      <text:h text:style-name="P4" text:outline-level="3"><text:bookmark-start text:name="__RefHeading__5941_1768669145"/><text:soft-page-break/>lotto<text:bookmark-end text:name="__RefHeading__5941_1768669145"/></text:h>
      <text:p text:style-name="P5">Das Programm </text:p>
      <text:list xml:id="list5529547405171041527" text:style-name="L4">
        <text:list-item>
          <text:p text:style-name="P12">definiert das Array lotto_ziehung mit genau 6 Elementen vom Typ int</text:p>
        </text:list-item>
        <text:list-item>
          <text:p text:style-name="P12">schreibt <text:span text:style-name="T5">6 garantiert verschiedene Zahlen</text:span> im Bereich 1 bis 45 (inkl.) in das Array.<text:line-break/>Verwende: srand() und rand().</text:p>
        </text:list-item>
        <text:list-item>
          <text:p text:style-name="P12">gibt das Array aus.</text:p>
          <text:p text:style-name="P12"/>
        </text:list-item>
      </text:list>
      <text:h text:style-name="P4" text:outline-level="3"><text:bookmark-start text:name="__RefHeading__28574_735908501"/>geburtstag<text:bookmark-end text:name="__RefHeading__28574_735908501"/></text:h>
      <text:list xml:id="list4722964093056325884" text:style-name="L5">
        <text:list-item>
          <text:list>
            <text:list-item>
              <text:p text:style-name="P13">Siehe: 03-c-grundlagen/02-ueben/01-ue-c-grundlagen-mit-array/u_geburtstag.c</text:p>
            </text:list-item>
          </text:list>
        </text:list-item>
      </text:list>
      <text:p text:style-name="P14"/>
      <text:p text:style-name="P14">Schreiben Sie ein Programm, das den Geburtstag einliest und den entsprechenden Wochentag ausgibt. Achten Sie auch darauf, dass nur gültige Werte eingegeben werden können.</text:p>
      <text:p text:style-name="P14"/>
      <text:p text:style-name="P14">input: int tag, int monat, int jahr (geburtstag)</text:p>
      <text:p text:style-name="P14">output: der dd.mm.jjjj ist ein ..... (montag, dienstag, ...)</text:p>
      <text:p text:style-name="P14"/>
      <text:p text:style-name="P14">Formel zur Berechnung des Wochentages</text:p>
      <text:p text:style-name="P14">w=[a+int((a/4) - int (a/100) + int(a/400) +d] mod 7;</text:p>
      <text:p text:style-name="P14"/>
      <text:p text:style-name="P14">a jahreszahl des vorjahres</text:p>
      <text:p text:style-name="P14">d anzahl der tage im gefragten jahr (inkl. gewuenschter tag)</text:p>
      <text:p text:style-name="P14">w= 0 so</text:p>
      <text:p text:style-name="P14">w= 1 mo</text:p>
      <text:p text:style-name="P14">w= 2 di</text:p>
      <text:p text:style-name="P14">w= 3 mi</text:p>
      <text:p text:style-name="P14">w= 4 do</text:p>
      <text:p text:style-name="P14">w= 5 fr</text:p>
      <text:p text:style-name="P14">w= 6 sa</text:p>
      <text:p text:style-name="P14"/>
      <text:p text:style-name="P14">Beispiel: Auf welchen Wochentag fiel der 1.03.1984</text:p>
      <text:p text:style-name="P14">a=1983</text:p>
      <text:p text:style-name="P14">d= 31+29+1=61 <text:s/>(1984 ist ein schaltjahr)</text:p>
      <text:p text:style-name="P14"/>
      <text:p text:style-name="P14">Hinweise zum Schaltjahr:</text:p>
      <text:p text:style-name="P14">1. durch 4 teilbar</text:p>
      <text:p text:style-name="P14">2. bei vollem Jahrhundert, das durch 400 teilbar ist,</text:p>
      <text:p text:style-name="P14"><text:s text:c="8"/>handelt es sich um ein Schaltjahr, sonst nicht</text:p>
      <text:p text:style-name="P14"><text:s text:c="8"/>bsp: 1900 kein Schaltjahr aber 2000 ein Schaltjahr</text:p>
      <text:p text:style-name="P14"/>
      <text:p text:style-name="P14">-------------</text:p>
      <text:p text:style-name="P14">PAP (Programmaublaufplan):</text:p>
      <text:p text:style-name="P14">1. tag (1-31), monat (1-12), jahr <text:s/>einlesen</text:p>
      <text:p text:style-name="P14">2. vorjahr ermitteln</text:p>
      <text:p text:style-name="P14">3. anzahl_der_tage ermitteln</text:p>
      <text:p text:style-name="P14">4. formel berechnen</text:p>
      <text:p text:style-name="P21">5. ausgabe</text:p>
      <text:p text:style-name="P20"/>
      <text:p text:style-name="P20">Hinweis: Zur Berechnung der Tage im Jahr verwenden Sie<text:line-break/>int tage_im_jahr[]={0,31,28,31,30,31,30,31,31,30,31,30,31};<text:line-break/></text:p>
      <text:h text:style-name="P4" text:outline-level="3"><text:bookmark-start text:name="__RefHeading__7915_459630661"/><text:span text:style-name="T8">s</text:span>ort<text:bookmark-end text:name="__RefHeading__7915_459630661"/></text:h>
      <text:p text:style-name="P14">Beim Durchlaufen eines int - Arrays wird das erste Element mit allen weiteren Elementen des Arrays verglichen.</text:p>
      <text:p text:style-name="P14"><text:s/></text:p>
      <text:p text:style-name="P14"><text:soft-page-break/>a) Ist das gefundene Element kleiner als das erste, so werden diese getauscht. Auf diese Weise wird das gesamte Array einmal durchlaufen, danach befindet sich das kleinste Element ganz am Anfang. Anmerkung: Das Programm muss natürlich auch für andere Daten als den unten gegebenen <text:s/>richtig arbeiten.</text:p>
      <text:p text:style-name="P14"><text:s text:c="2"/></text:p>
      <text:p text:style-name="P14">b) Nun wird die Prozedur mit dem zweiten Element wiederholt, dann mit dem dritten usw.</text:p>
      <text:p text:style-name="P14">Hinweis: Verwende den folgenden Code (Hier in C formuliert):</text:p>
      <text:p text:style-name="P11"/>
      <text:p text:style-name="P11">int wert[] = {1, 7, 2, 5, 3, 6, 8, 9, 0, 2};</text:p>
      <text:p text:style-name="P11">int n = 10; <text:tab/>// Anzahl der Array-Elemente. </text:p>
      <text:p text:style-name="P8">int i; <text:tab/><text:tab/>// Laufvariable;</text:p>
      <text:p text:style-name="P8"><text:span text:style-name="Citation"><text:span text:style-name="T6"/></text:span></text:p>
      <text:p text:style-name="P8"><text:span text:style-name="Citation"><text:span text:style-name="T6"/></text:span></text:p>
      <text:h text:style-name="P6" text:outline-level="2"><text:bookmark-start text:name="__RefHeading__7372_910174129"/>Texte/Strings<text:bookmark-end text:name="__RefHeading__7372_910174129"/></text:h>
      <text:h text:style-name="P4" text:outline-level="3"><text:bookmark-start text:name="__RefHeading__7883_459630661"/>*getPasswd<text:bookmark-end text:name="__RefHeading__7883_459630661"/></text:h>
      <text:p text:style-name="P5">Liest eine Länge für einen Passwort-Vorschlag ein und gib dann ein Passwort aus, das aus folgendem Zeichenvorrat Zeichen wählt: Gross, Kleinbuchstaben, Ziffern, Sonderzeichen „.-&lt;&gt;,;.:-_#+*!$%&amp;/()=?“</text:p>
      <text:p text:style-name="P5"/>
      <text:h text:style-name="P4" text:outline-level="3"><text:bookmark-start text:name="__RefHeading__7895_459630661"/>caesar<text:bookmark-end text:name="__RefHeading__7895_459630661"/></text:h>
      <text:p text:style-name="P14"><text:span text:style-name="T4">Cäsar-Chiffre:</text:span> Zur Kodierung seiner Nachrichten soll Cäsar folgendes Verfahren angewandt haben: Statt des Buchstabens, den er meinte, schrieb er den Buchstaben auf, der im Alphabet k Positionen rechts vom gemeinten Buchstaben ist. Wenn man bei 'z' ankommt, muss man bei 'a' weiter zählen.</text:p>
      <text:p text:style-name="P14"><text:line-break/>Beispiel: Mit k=4 wird aus "hello world" der verschlüsselte Text "lipps asvph". <text:line-break/></text:p>
      <text:p text:style-name="P14">Schreiben Sie ein Progamm (Text einlesen, Text verschlüsseln), das <text:span text:style-name="T10">nur</text:span><text:span text:style-name="T9"> die Buchstaben</text:span> mit dem Cäsar-Chiffre verschlüsselt, aber alle anderen Zeichen unverschlüsselt lässt. Aus "Hello, world!" soll also "Lipps, asvph!" werden. <text:line-break/></text:p>
      <text:p text:style-name="P14">Anmerkung: Wenn man zB. zum Zeichen Z kommt muss man beim Zeichen A weiter zählen. (analog z -&gt; a) </text:p>
      <text:p text:style-name="P14"/>
      <text:p text:style-name="P14">ch=ch+key;</text:p>
      <text:p text:style-name="P14"><text:span text:style-name="T11">if</text:span><text:span text:style-name="T12">(ch&gt;</text:span><text:span text:style-name="T15">'Z'</text:span><text:span text:style-name="T12">)</text:span></text:p>
      <text:p text:style-name="P14"><text:span text:style-name="T12"><text:s text:c="4"/>ch= ch-</text:span><text:span text:style-name="T15">26</text:span><text:span text:style-name="T12">;</text:span></text:p>
      <text:p text:style-name="P14"/>
      <text:p text:style-name="P14">bzw.</text:p>
      <text:p text:style-name="P14">ch=ch+key;</text:p>
      <text:p text:style-name="P14"><text:span text:style-name="T11">if</text:span><text:span text:style-name="T12">(ch&gt;</text:span><text:span text:style-name="T15">'Z'</text:span><text:span text:style-name="T12">)</text:span></text:p>
      <text:p text:style-name="P14"><text:span text:style-name="T12"><text:s text:c="4"/>ch= ch-</text:span><text:span text:style-name="T15">26</text:span><text:span text:style-name="T12">;</text:span></text:p>
      <text:p text:style-name="P14"/>
      <text:p text:style-name="P14"/>
      <text:p text:style-name="P14"><text:span text:style-name="T17">Anmerkung</text:span><text:span text:style-name="T16">: </text:span>Entschlüsselt wird mit key=<text:span text:style-name="T14">26</text:span>-key;</text:p>
      <text:p text:style-name="P14"/>
      <text:p text:style-name="P14"><text:span text:style-name="T13">Beispiel</text:span><text:span text:style-name="T12">:</text:span></text:p>
      <text:p text:style-name="P14"><text:span text:style-name="T12">Hello, world!<text:tab/><text:tab/>(key=4)<text:line-break/>Lipps, asvph! <text:tab/></text:span>(entschluesselt wird mit 22) (vgl: 26 <text:s/>- 4)</text:p>
      <text:p text:style-name="P14"/>
      <text:p text:style-name="P14"/>
      <text:p text:style-name="P14">Hinweis:</text:p>
      <text:p text:style-name="P15"><text:soft-page-break/>Als Datentyp verwenden Sie unsigned char</text:p>
      <text:p text:style-name="P9"><text:span text:style-name="Citation"><text:span text:style-name="T7"/></text:span></text:p>
      <text:p text:style-name="P9"><text:span text:style-name="Citation"><text:span text:style-name="T7"/></text:span></text:p>
      <text:h text:style-name="P6" text:outline-level="2"><text:bookmark-start text:name="__RefHeading__7377_910174129"/>Zweidimensionale Arrays<text:bookmark-end text:name="__RefHeading__7377_910174129"/></text:h>
      <text:p text:style-name="P22"/>
      <text:h text:style-name="P4" text:outline-level="3"><text:bookmark-start text:name="__RefHeading__6128_244156389"/>MatrixMul<text:bookmark-end text:name="__RefHeading__6128_244156389"/></text:h>
      <text:p text:style-name="P14"><text:span text:style-name="Citation"><text:span text:style-name="T1">Lies int-Werte für 2 Matrizen </text:span></text:span><text:span text:style-name="Citation"><text:span text:style-name="T2">(Dimension:</text:span></text:span><text:span text:style-name="Citation"><text:span text:style-name="T1">3*3). <text:s/>Kann auch durch Zufallszahen </text:span></text:span><text:span text:style-name="Citation"><text:span text:style-name="T2">(also ohne Dateneingabe durch den Benutzer) </text:span></text:span><text:span text:style-name="Citation"><text:span text:style-name="T1">geschehen.</text:span></text:span></text:p>
      <text:p text:style-name="P14"><text:span text:style-name="Citation"><text:span text:style-name="T1"><text:line-break/>Gib die Matrizen aus und<text:line-break/>Berechne die Multiplikation (C= A*B) <text:s/>(c</text:span></text:span><text:span text:style-name="Citation"><text:span text:style-name="T18">ij</text:span></text:span><text:span text:style-name="Citation"><text:span text:style-name="T1">= summe( a</text:span></text:span><text:span text:style-name="Citation"><text:span text:style-name="T18">ik</text:span></text:span><text:span text:style-name="Citation"><text:span text:style-name="T1"> * b</text:span></text:span><text:span text:style-name="Citation"><text:span text:style-name="T18">kj</text:span></text:span><text:span text:style-name="Citation"><text:span text:style-name="T1">)<text:line-break/>Gib die Matrix C au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C-ARRAY-01-lotto-gebtag-sort-getpasswd-caesar-matrixmul</text:file-name><text:tab/>Arbeitsunterlage</text:p>
      </style:header>
      <style:footer>
        <text:p text:style-name="Footer">Informatik<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MacOSX_x86 LibreOffice_project/70feb7d99726f064edab4605a8ab840c50ec57a</meta:generator>
    <meta:creation-date>2014-02-20T22:52:39.380816000</meta:creation-date>
    <meta:editing-cycles>6</meta:editing-cycles>
    <meta:editing-duration>PT10M3S</meta:editing-duration>
    <meta:initial-creator>Anton Hofmann</meta:initial-creator>
    <dc:date>2014-02-21T14:29:35.031633000</dc:date>
    <dc:creator>Anton Hofmann</dc:creator>
    <meta:document-statistic meta:table-count="0" meta:image-count="0" meta:object-count="0" meta:page-count="4" meta:paragraph-count="109" meta:word-count="706" meta:character-count="4845" meta:non-whitespace-character-count="4172"/>
    <meta:user-defined meta:name="Info 1"/>
    <meta:user-defined meta:name="Info 2"/>
    <meta:user-defined meta:name="Info 3"/>
    <meta:user-defined meta:name="Info 4"/>
    <meta:template xlink:type="simple" xlink:actuate="onRequest" xlink:title="arbeitsunterlage" xlink:href="../../../../../htl/ab/meineVorlagen/arbeitsunterlage.ott" meta:date="2014-02-20T22:52:39.156010000"/>
  </office:meta>
</office:document-meta>
</file>